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uxieme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50355143793613" calcext:value-type="float">
            <text:p>0.150355143793613</text:p>
          </table:table-cell>
          <table:table-cell office:value-type="float" office:value="0.100219016753166" calcext:value-type="float">
            <text:p>0.100219016753166</text:p>
          </table:table-cell>
          <table:table-cell office:value-type="float" office:value="0.109945333662979" calcext:value-type="float">
            <text:p>0.109945333662979</text:p>
          </table:table-cell>
          <table:table-cell office:value-type="float" office:value="0.073283912730165" calcext:value-type="float">
            <text:p>0.073283912730165</text:p>
          </table:table-cell>
          <table:table-cell office:value-type="float" office:value="0.05436956120309" calcext:value-type="float">
            <text:p>0.05436956120309</text:p>
          </table:table-cell>
          <table:table-cell office:value-type="float" office:value="0.0815687826275546" calcext:value-type="float">
            <text:p>0.08156878262755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4519369854777" calcext:value-type="float">
            <text:p>0.104519369854777</text:p>
          </table:table-cell>
          <table:table-cell office:value-type="float" office:value="0" calcext:value-type="float">
            <text:p>0</text:p>
          </table:table-cell>
          <table:table-cell office:value-type="float" office:value="0.0767560366175031" calcext:value-type="float">
            <text:p>0.076756036617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18629445677" calcext:value-type="float">
            <text:p>0.0631862944567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173128217703842" calcext:value-type="float">
            <text:p>0.017312821770384</text:p>
          </table:table-cell>
          <table:table-cell office:value-type="float" office:value="0.0135877164245494" calcext:value-type="float">
            <text:p>0.013587716424549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46467863086399" calcext:value-type="float">
            <text:p>0.146467863086399</text:p>
          </table:table-cell>
          <table:table-cell office:value-type="float" office:value="0" calcext:value-type="float">
            <text:p>0</text:p>
          </table:table-cell>
          <table:table-cell office:value-type="float" office:value="0.108735253216337" calcext:value-type="float">
            <text:p>0.108735253216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7300168413224" calcext:value-type="float">
            <text:p>0.0937300168413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12655126081099" calcext:value-type="float">
            <text:p>0.612655126081099</text:p>
          </table:table-cell>
          <table:table-cell office:value-type="float" office:value="0" calcext:value-type="float">
            <text:p>0</text:p>
          </table:table-cell>
          <table:table-cell office:value-type="float" office:value="0.396087219355396" calcext:value-type="float">
            <text:p>0.396087219355396</text:p>
          </table:table-cell>
          <table:table-cell office:value-type="float" office:value="0.158776675126024" calcext:value-type="float">
            <text:p>0.158776675126024</text:p>
          </table:table-cell>
          <table:table-cell office:value-type="float" office:value="0.133324227455785" calcext:value-type="float">
            <text:p>0.133324227455785</text:p>
          </table:table-cell>
          <table:table-cell office:value-type="float" office:value="0.332593074415707" calcext:value-type="float">
            <text:p>0.33259307441570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93646967922452" calcext:value-type="float">
            <text:p>0.393646967922452</text:p>
          </table:table-cell>
          <table:table-cell office:value-type="float" office:value="0" calcext:value-type="float">
            <text:p>0</text:p>
          </table:table-cell>
          <table:table-cell office:value-type="float" office:value="0.332300229540453" calcext:value-type="float">
            <text:p>0.332300229540453</text:p>
          </table:table-cell>
          <table:table-cell office:value-type="float" office:value="0.265197072942179" calcext:value-type="float">
            <text:p>0.265197072942179</text:p>
          </table:table-cell>
          <table:table-cell office:value-type="float" office:value="0.0597243301940391" calcext:value-type="float">
            <text:p>0.0597243301940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643198265752" calcext:value-type="float">
            <text:p>0.220643198265752</text:p>
          </table:table-cell>
          <table:table-cell office:value-type="float" office:value="0.33859420569143" calcext:value-type="float">
            <text:p>0.33859420569143</text:p>
          </table:table-cell>
          <table:table-cell office:value-type="float" office:value="0.15235859046029" calcext:value-type="float">
            <text:p>0.15235859046029</text:p>
          </table:table-cell>
          <table:table-cell office:value-type="float" office:value="0.116000503458378" calcext:value-type="float">
            <text:p>0.116000503458378</text:p>
          </table:table-cell>
          <table:table-cell office:value-type="float" office:value="0.389976757925278" calcext:value-type="float">
            <text:p>0.38997675792527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39110209387105" calcext:value-type="float">
            <text:p>0.439110209387105</text:p>
          </table:table-cell>
          <table:table-cell office:value-type="float" office:value="0" calcext:value-type="float">
            <text:p>0</text:p>
          </table:table-cell>
          <table:table-cell office:value-type="float" office:value="0.309337529668427" calcext:value-type="float">
            <text:p>0.309337529668427</text:p>
          </table:table-cell>
          <table:table-cell office:value-type="float" office:value="0.141849370708736" calcext:value-type="float">
            <text:p>0.141849370708736</text:p>
          </table:table-cell>
          <table:table-cell office:value-type="float" office:value="0.322391640105691" calcext:value-type="float">
            <text:p>0.322391640105691</text:p>
          </table:table-cell>
          <table:table-cell office:value-type="float" office:value="0.237279742584561" calcext:value-type="float">
            <text:p>0.2372797425845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173482192485519" calcext:value-type="float">
            <text:p>0.173482192485519</text:p>
          </table:table-cell>
          <table:table-cell office:value-type="float" office:value="0.294076049242448" calcext:value-type="float">
            <text:p>0.294076049242448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479096033976579" calcext:value-type="float">
            <text:p>0.479096033976579</text:p>
          </table:table-cell>
          <table:table-cell office:value-type="float" office:value="0" calcext:value-type="float">
            <text:p>0</text:p>
          </table:table-cell>
          <table:table-cell office:value-type="float" office:value="0.321660381210832" calcext:value-type="float">
            <text:p>0.321660381210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180658800517" calcext:value-type="float">
            <text:p>0.2451806588005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38540254945792" calcext:value-type="float">
            <text:p>0.023854025494579</text:p>
          </table:table-cell>
          <table:table-cell office:value-type="float" office:value="0.0262690124091108" calcext:value-type="float">
            <text:p>0.026269012409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08195447614355" calcext:value-type="float">
            <text:p>0.508195447614355</text:p>
          </table:table-cell>
          <table:table-cell office:value-type="float" office:value="0" calcext:value-type="float">
            <text:p>0</text:p>
          </table:table-cell>
          <table:table-cell office:value-type="float" office:value="0.377105212150868" calcext:value-type="float">
            <text:p>0.377105212150868</text:p>
          </table:table-cell>
          <table:table-cell office:value-type="float" office:value="0.199434213553386" calcext:value-type="float">
            <text:p>0.199434213553386</text:p>
          </table:table-cell>
          <table:table-cell office:value-type="float" office:value="0.164577331740126" calcext:value-type="float">
            <text:p>0.164577331740126</text:p>
          </table:table-cell>
          <table:table-cell office:value-type="float" office:value="0.381321211630174" calcext:value-type="float">
            <text:p>0.381321211630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97586683855637" calcext:value-type="float">
            <text:p>0.0697586683855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537582615384499" calcext:value-type="float">
            <text:p>0.537582615384499</text:p>
          </table:table-cell>
          <table:table-cell office:value-type="float" office:value="0" calcext:value-type="float">
            <text:p>0</text:p>
          </table:table-cell>
          <table:table-cell office:value-type="float" office:value="0.72168660849314" calcext:value-type="float">
            <text:p>0.72168660849314</text:p>
          </table:table-cell>
          <table:table-cell office:value-type="float" office:value="0" calcext:value-type="float">
            <text:p>0</text:p>
          </table:table-cell>
          <table:table-cell office:value-type="float" office:value="0.198948308675506" calcext:value-type="float">
            <text:p>0.198948308675506</text:p>
          </table:table-cell>
          <table:table-cell office:value-type="float" office:value="0.688788476756699" calcext:value-type="float">
            <text:p>0.6887884767566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31631763325" calcext:value-type="float">
            <text:p>0.0953163176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474771726721" calcext:value-type="float">
            <text:p>0.07747477172672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743774845444349" calcext:value-type="float">
            <text:p>0.07437748454443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5561612407" calcext:value-type="float">
            <text:p>0.05685561612407</text:p>
          </table:table-cell>
          <table:table-cell office:value-type="float" office:value="0" calcext:value-type="float">
            <text:p>0</text:p>
          </table:table-cell>
          <table:table-cell office:value-type="float" office:value="0.0876229927203801" calcext:value-type="float">
            <text:p>0.08762299272038</text:p>
          </table:table-cell>
          <table:table-cell office:value-type="float" office:value="0.0412886506634038" calcext:value-type="float">
            <text:p>0.04128865066340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701215416929" calcext:value-type="float">
            <text:p>0.155701215416929</text:p>
          </table:table-cell>
          <table:table-cell office:value-type="float" office:value="0.147454663983794" calcext:value-type="float">
            <text:p>0.147454663983794</text:p>
          </table:table-cell>
          <table:table-cell office:value-type="float" office:value="0.116845943432144" calcext:value-type="float">
            <text:p>0.116845943432144</text:p>
          </table:table-cell>
          <table:table-cell office:value-type="float" office:value="0.123380671166305" calcext:value-type="float">
            <text:p>0.1233806711663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088652842551103" calcext:value-type="float">
            <text:p>0.00886528425511</text:p>
          </table:table-cell>
          <table:table-cell office:value-type="float" office:value="0.237871661314313" calcext:value-type="float">
            <text:p>0.237871661314313</text:p>
          </table:table-cell>
          <table:table-cell office:value-type="float" office:value="0.0356527437566427" calcext:value-type="float">
            <text:p>0.035652743756643</text:p>
          </table:table-cell>
          <table:table-cell office:value-type="float" office:value="0.168063022729915" calcext:value-type="float">
            <text:p>0.168063022729915</text:p>
          </table:table-cell>
          <table:table-cell office:value-type="float" office:value="0.253326389650357" calcext:value-type="float">
            <text:p>0.253326389650357</text:p>
          </table:table-cell>
          <table:table-cell office:value-type="float" office:value="0.148341551752735" calcext:value-type="float">
            <text:p>0.1483415517527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08672120520746" calcext:value-type="float">
            <text:p>0.608672120520746</text:p>
          </table:table-cell>
          <table:table-cell office:value-type="float" office:value="0" calcext:value-type="float">
            <text:p>0</text:p>
          </table:table-cell>
          <table:table-cell office:value-type="float" office:value="0.428970436479269" calcext:value-type="float">
            <text:p>0.42897043647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77446027477" calcext:value-type="float">
            <text:p>0.4274774460274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56103914335588" calcext:value-type="float">
            <text:p>0.095610391433559</text:p>
          </table:table-cell>
          <table:table-cell office:value-type="float" office:value="0" calcext:value-type="float">
            <text:p>0</text:p>
          </table:table-cell>
          <table:table-cell office:value-type="float" office:value="0.0648687013130521" calcext:value-type="float">
            <text:p>0.06486870131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9409752153842" calcext:value-type="float">
            <text:p>0.0469409752153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982114972368124" calcext:value-type="float">
            <text:p>0.09821149723681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312887434226" calcext:value-type="float">
            <text:p>0.030931288743423</text:p>
          </table:table-cell>
          <table:table-cell office:value-type="float" office:value="0" calcext:value-type="float">
            <text:p>0</text:p>
          </table:table-cell>
          <table:table-cell office:value-type="float" office:value="0.021154215337277" calcext:value-type="float">
            <text:p>0.021154215337277</text:p>
          </table:table-cell>
          <table:table-cell office:value-type="float" office:value="0.0161461797314407" calcext:value-type="float">
            <text:p>0.016146179731441</text:p>
          </table:table-cell>
          <table:table-cell office:value-type="float" office:value="0.13887511181031" calcext:value-type="float">
            <text:p>0.1388751118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972077445364646" calcext:value-type="float">
            <text:p>0.972077445364646</text:p>
          </table:table-cell>
          <table:table-cell office:value-type="float" office:value="0.538529126567269" calcext:value-type="float">
            <text:p>0.538529126567269</text:p>
          </table:table-cell>
          <table:table-cell office:value-type="float" office:value="0.951318774364669" calcext:value-type="float">
            <text:p>0.951318774364669</text:p>
          </table:table-cell>
          <table:table-cell office:value-type="float" office:value="0.514988930610865" calcext:value-type="float">
            <text:p>0.514988930610865</text:p>
          </table:table-cell>
          <table:table-cell office:value-type="float" office:value="0.394639845898158" calcext:value-type="float">
            <text:p>0.394639845898158</text:p>
          </table:table-cell>
          <table:table-cell office:value-type="float" office:value="0.775817581335794" calcext:value-type="float">
            <text:p>0.7758175813357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6504386339593" calcext:value-type="float">
            <text:p>0.376504386339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796352094789" calcext:value-type="float">
            <text:p>0.485796352094789</text:p>
          </table:table-cell>
          <table:table-cell office:value-type="float" office:value="359" calcext:value-type="float">
            <text:p>35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AVERAGE([.A2:.A51])" office:value-type="float" office:value="0.098" calcext:value-type="float">
            <text:p>0.098</text:p>
          </table:table-cell>
          <table:table-cell table:formula="of:=AVERAGE([.B2:.B51])" office:value-type="float" office:value="0.054" calcext:value-type="float">
            <text:p>0.054</text:p>
          </table:table-cell>
          <table:table-cell table:formula="of:=AVERAGE([.C2:.C51])" office:value-type="float" office:value="0.0932641410150497" calcext:value-type="float">
            <text:p>0.09326414101505</text:p>
          </table:table-cell>
          <table:table-cell table:formula="of:=AVERAGE([.D2:.D51])" office:value-type="float" office:value="0.0304368251913275" calcext:value-type="float">
            <text:p>0.030436825191328</text:p>
          </table:table-cell>
          <table:table-cell table:formula="of:=AVERAGE([.E2:.E51])" office:value-type="float" office:value="0.0985019194298877" calcext:value-type="float">
            <text:p>0.098501919429888</text:p>
          </table:table-cell>
          <table:table-cell table:formula="of:=AVERAGE([.F2:.F51])" office:value-type="float" office:value="0.0420091767807362" calcext:value-type="float">
            <text:p>0.042009176780736</text:p>
          </table:table-cell>
          <table:table-cell table:formula="of:=AVERAGE([.G2:.G51])" office:value-type="float" office:value="0.0490981557634962" calcext:value-type="float">
            <text:p>0.049098155763496</text:p>
          </table:table-cell>
          <table:table-cell table:formula="of:=AVERAGE([.H2:.H51])" office:value-type="float" office:value="0.102147182412029" calcext:value-type="float">
            <text:p>0.102147182412029</text:p>
          </table:table-cell>
          <table:table-cell/>
        </table:table-row>
        <table:table-row table:style-name="ro1">
          <table:table-cell table:formula="of:=STDEV([.A2:.A51])" office:value-type="float" office:value="0.160979146830531" calcext:value-type="float">
            <text:p>0.160979146830531</text:p>
          </table:table-cell>
          <table:table-cell table:formula="of:=STDEV([.B2:.B51])" office:value-type="float" office:value="0.131257652838116" calcext:value-type="float">
            <text:p>0.131257652838116</text:p>
          </table:table-cell>
          <table:table-cell table:formula="of:=STDEV([.C2:.C51])" office:value-type="float" office:value="0.216166263665469" calcext:value-type="float">
            <text:p>0.216166263665469</text:p>
          </table:table-cell>
          <table:table-cell table:formula="of:=STDEV([.D2:.D51])" office:value-type="float" office:value="0.102511172439303" calcext:value-type="float">
            <text:p>0.102511172439303</text:p>
          </table:table-cell>
          <table:table-cell table:formula="of:=STDEV([.E2:.E51])" office:value-type="float" office:value="0.199551325352026" calcext:value-type="float">
            <text:p>0.199551325352026</text:p>
          </table:table-cell>
          <table:table-cell table:formula="of:=STDEV([.F2:.F51])" office:value-type="float" office:value="0.0991719607149519" calcext:value-type="float">
            <text:p>0.099171960714952</text:p>
          </table:table-cell>
          <table:table-cell table:formula="of:=STDEV([.G2:.G51])" office:value-type="float" office:value="0.0993169271432883" calcext:value-type="float">
            <text:p>0.099316927143288</text:p>
          </table:table-cell>
          <table:table-cell table:formula="of:=STDEV([.H2:.H51])" office:value-type="float" office:value="0.181154647251501" calcext:value-type="float">
            <text:p>0.1811546472515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18:04.792894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2-01T15:21:17.578429166</dc:date>
    <meta:editing-duration>PT3M12S</meta:editing-duration>
    <meta:editing-cycles>1</meta:editing-cycles>
    <meta:document-statistic meta:table-count="1" meta:cell-count="475" meta:object-count="0"/>
  </office:meta>
</office:document-meta>
</file>